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25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7.05.20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10.05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15.05.20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4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time" office:time-value="PT23H30M0S" table:formula="of:=SUM([.D4:.D6])" table:style-name="ce5">
            <text:p>23:30</text:p>
          </table:table-cell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nijesch nijesch</dc:creator>
    <meta:creation-date>2020-05-07T21:27:21Z</meta:creation-date>
    <dc:date>2020-05-15T18:15:43Z</dc:date>
    <meta:editing-duration>PT0S</meta:editing-duration>
  </office:meta>
</office:document-meta>
</file>